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a" table:style-name="ta1">
        <table:shapes>
          <draw:frame draw:z-index="0" draw:style-name="gr1" draw:text-style-name="P1" svg:width="6.2988in" svg:height="3.5429in" svg:x="2.9189in" svg:y="0.5035in">
            <draw:object draw:notify-on-update-of-ranges="histograma.B2:histograma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cion</text:p>
          </table:table-cell>
          <table:table-cell office:value-type="string" calcext:value-type="string">
            <text:p><text:s/>histogras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32" calcext:value-type="float">
            <text:p>4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9:10:18.962633248</dc:date>
    <meta:editing-duration>PT7M6S</meta:editing-duration>
    <meta:editing-cycles>1</meta:editing-cycles>
    <meta:document-statistic meta:table-count="1" meta:cell-count="514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histograma.B2:histograma.B257" svg:x="0.32cm" svg:y="0.18cm" svg:width="13.097cm" svg:height="8.64cm">
          <chart:coordinate-region svg:x="1.312cm" svg:y="0.379cm" svg:width="11.11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histograma.B2:histograma.B257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14">
                <text:p>4114</text:p>
                <draw:g>
                  <svg:desc>histograma.B2:histograma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2">
                <text:p>4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